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F0000020AE6B90549243B4FDA.png" manifest:media-type="image/png"/>
  <manifest:file-entry manifest:full-path="Pictures/100000000000035E000000C5FC21E62DE1360F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25cm" svg:height="3.226cm" svg:x="1.9cm" svg:y="6.1cm">
          <draw:image xlink:href="Pictures/100000000000035E000000C5FC21E62DE1360FD5.png" xlink:type="simple" xlink:show="embed" xlink:actuate="onLoad">
            <text:p/>
          </draw:image>
        </draw:frame>
        <draw:frame draw:style-name="gr1" draw:text-style-name="P1" draw:layer="layout" svg:width="15.246cm" svg:height="9.026cm" svg:x="1.8cm" svg:y="14.9cm">
          <draw:image xlink:href="Pictures/100000000000035F0000020AE6B90549243B4FDA.png" xlink:type="simple" xlink:show="embed" xlink:actuate="onLoad">
            <text:p/>
          </draw:image>
        </draw:frame>
        <draw:line draw:style-name="gr2" draw:text-style-name="P1" draw:layer="layout" svg:x1="16.8cm" svg:y1="13.7cm" svg:x2="16.2cm" svg:y2="15.5cm">
          <text:p/>
        </draw:line>
        <draw:line draw:style-name="gr2" draw:text-style-name="P1" draw:layer="layout" svg:x1="12.7cm" svg:y1="13.8cm" svg:x2="13.8cm" svg:y2="15.7cm">
          <text:p/>
        </draw:line>
        <draw:line draw:style-name="gr2" draw:text-style-name="P1" draw:layer="layout" svg:x1="17.6cm" svg:y1="22.8cm" svg:x2="15.8cm" svg:y2="23.3cm">
          <text:p/>
        </draw:line>
        <draw:line draw:style-name="gr2" draw:text-style-name="P1" draw:layer="layout" svg:x1="14.7cm" svg:y1="25.2cm" svg:x2="15.9cm" svg:y2="23.9cm">
          <text:p/>
        </draw:line>
        <draw:line draw:style-name="gr2" draw:text-style-name="P1" draw:layer="layout" svg:x1="17.5cm" svg:y1="25.362cm" svg:x2="16.4cm" svg:y2="23.962cm">
          <text:p/>
        </draw:line>
        <draw:line draw:style-name="gr2" draw:text-style-name="P1" draw:layer="layout" svg:x1="18.3cm" svg:y1="24.5cm" svg:x2="17.1cm" svg:y2="23.8cm">
          <text:p/>
        </draw:line>
        <draw:frame draw:style-name="gr3" draw:text-style-name="P2" draw:layer="layout" svg:width="2.509cm" svg:height="0.962cm" svg:x="10.7cm" svg:y="12.8cm">
          <draw:text-box>
            <text:p>obiekty</text:p>
          </draw:text-box>
        </draw:frame>
        <draw:frame draw:style-name="gr4" draw:text-style-name="P2" draw:layer="layout" svg:width="3.285cm" svg:height="1.673cm" svg:x="16.715cm" svg:y="12.738cm">
          <draw:text-box>
            <text:p><text:span text:style-name="T1">(1)</text:span> menu</text:p>
          </draw:text-box>
        </draw:frame>
        <draw:frame draw:style-name="gr3" draw:text-style-name="P2" draw:layer="layout" svg:width="3.351cm" svg:height="0.962cm" svg:x="12.049cm" svg:y="25.338cm">
          <draw:text-box>
            <text:p>Sequence</text:p>
          </draw:text-box>
        </draw:frame>
        <draw:frame draw:style-name="gr3" draw:text-style-name="P2" draw:layer="layout" svg:width="2.263cm" svg:height="0.962cm" svg:x="17.1cm" svg:y="25.7cm">
          <draw:text-box>
            <text:p>obroty</text:p>
          </draw:text-box>
        </draw:frame>
        <draw:frame draw:style-name="gr3" draw:text-style-name="P2" draw:layer="layout" svg:width="3.601cm" svg:height="0.962cm" svg:x="18.4cm" svg:y="24.1cm">
          <draw:text-box>
            <text:p>Full screen</text:p>
          </draw:text-box>
        </draw:frame>
        <draw:frame draw:style-name="gr3" draw:text-style-name="P2" draw:layer="layout" svg:width="4.024cm" svg:height="0.962cm" svg:x="17.7cm" svg:y="22.2cm">
          <draw:text-box>
            <text:p>Select m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2:09:59.483479349</meta:creation-date>
    <dc:date>2016-01-12T12:43:00.587343178</dc:date>
    <meta:editing-duration>PT6M1S</meta:editing-duration>
    <meta:editing-cycles>2</meta:editing-cycles>
    <meta:generator>LibreOffice/5.0.3.2$Linux_X86_64 LibreOffice_project/e5f16313668ac592c1bfb310f4390624e3dbfb75</meta:generator>
    <meta:document-statistic meta:object-count="14"/>
  </office:meta>
</office:document-meta>
</file>